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angSong" svg:font-family="FangSong" style:font-family-generic="modern" style:font-pitch="fixed"/>
    <style:font-face style:name="KaiTi" svg:font-family="KaiTi" style:font-family-generic="modern" style:font-pitch="fixed"/>
    <style:font-face style:name="Paleo Hebrew" svg:font-family="'Paleo Hebrew'" style:font-pitch="variable"/>
    <style:font-face style:name="Protosinaitic 1" svg:font-family="'Protosinaitic 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Ruehl" svg:font-family="FrankRuehl" style:font-family-generic="swiss" style:font-pitch="variable"/>
    <style:font-face style:name="Microsoft JhengHei" svg:font-family="'Microsoft JhengHei'" style:font-family-generic="swiss" style:font-pitch="variable"/>
    <style:font-face style:name="Narkisim" svg:font-family="Narkisim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FangSong" fo:font-size="12pt" fo:language="en" fo:country="US" fo:font-weight="normal" officeooo:rsid="000481e1" officeooo:paragraph-rsid="001ddf6f" style:font-name-asian="FangSong" style:font-size-asian="12pt" style:language-asian="zh" style:country-asian="CN" style:font-weight-asian="normal" style:font-size-complex="12pt" style:font-weight-complex="normal"/>
    </style:style>
    <style:style style:name="P2" style:family="paragraph" style:parent-style-name="Standard">
      <style:text-properties style:font-name="FangSong" fo:font-size="12pt" fo:language="en" fo:country="US" fo:font-weight="normal" officeooo:rsid="000481e1" officeooo:paragraph-rsid="00482e36" style:font-name-asian="FangSong" style:font-size-asian="12pt" style:language-asian="zh" style:country-asian="CN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FangSong" officeooo:paragraph-rsid="0018b5f3" style:font-name-asian="FangSong" style:language-asian="zh" style:country-asian="CN"/>
    </style:style>
    <style:style style:name="P4" style:family="paragraph" style:parent-style-name="Standard">
      <style:text-properties style:font-name="FangSong" fo:font-size="7pt" officeooo:rsid="000481e1" officeooo:paragraph-rsid="000481e1" style:font-name-asian="Microsoft JhengHei" style:font-size-asian="6.09999990463257pt" style:language-asian="zh" style:country-asian="CN" style:font-size-complex="7pt"/>
    </style:style>
    <style:style style:name="P5" style:family="paragraph" style:parent-style-name="Standard">
      <style:text-properties style:font-name="FangSong" fo:font-size="8pt" officeooo:rsid="000481e1" officeooo:paragraph-rsid="000481e1" style:font-name-asian="Microsoft JhengHei" style:font-size-asian="7pt" style:font-size-complex="8pt"/>
    </style:style>
    <style:style style:name="P6" style:family="paragraph" style:parent-style-name="Standard">
      <style:text-properties style:font-name="FangSong" fo:font-size="8pt" fo:font-weight="normal" officeooo:rsid="000481e1" officeooo:paragraph-rsid="0008f637" style:font-name-asian="FangSong" style:font-size-asian="7pt" style:language-asian="zh" style:country-asian="CN" style:font-weight-asian="normal" style:font-size-complex="8pt" style:font-weight-complex="normal"/>
    </style:style>
    <style:style style:name="P7" style:family="paragraph" style:parent-style-name="Standard">
      <style:text-properties style:font-name="Microsoft JhengHei" fo:font-size="12pt" officeooo:paragraph-rsid="00447fb7" style:font-name-asian="Microsoft JhengHei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Protosinaitic 1" fo:font-size="28pt" officeooo:rsid="00070fc8" officeooo:paragraph-rsid="00447fb7" style:font-name-asian="Microsoft JhengHei" style:font-size-asian="28pt" style:language-asian="zh" style:country-asian="CN" style:font-size-complex="28pt"/>
    </style:style>
    <style:style style:name="P9" style:family="paragraph" style:parent-style-name="Standard">
      <style:text-properties officeooo:paragraph-rsid="0045b5a5"/>
    </style:style>
    <style:style style:name="P10" style:family="paragraph" style:parent-style-name="Standard">
      <style:paragraph-properties fo:text-align="center" style:justify-single-word="false"/>
      <style:text-properties style:font-name="Microsoft JhengHei" fo:font-size="20pt" fo:font-weight="normal" officeooo:rsid="00438cc9" officeooo:paragraph-rsid="00438cc9" style:font-name-asian="KaiTi" style:font-size-asian="20pt" style:font-weight-asian="normal" style:font-size-complex="20pt" style:font-weight-complex="normal"/>
    </style:style>
    <style:style style:name="P11" style:family="paragraph" style:parent-style-name="Standard">
      <style:text-properties style:font-name="Microsoft JhengHei" fo:font-size="12pt" fo:font-weight="normal" officeooo:rsid="000481e1" officeooo:paragraph-rsid="0045b5a5" style:font-name-asian="FangSong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text-properties style:font-name="Microsoft JhengHei" fo:font-size="8pt" fo:font-weight="normal" officeooo:rsid="000481e1" officeooo:paragraph-rsid="0045b5a5" style:font-name-asian="FangSong" style:font-size-asian="8pt" style:language-asian="zh" style:country-asian="CN" style:font-weight-asian="normal" style:font-size-complex="8pt" style:font-weight-complex="normal"/>
    </style:style>
    <style:style style:name="P13" style:family="paragraph" style:parent-style-name="Standard">
      <style:text-properties style:font-name="FangSong" fo:font-size="12pt" fo:language="en" fo:country="US" fo:font-weight="normal" officeooo:rsid="004675f9" officeooo:paragraph-rsid="004675f9" style:font-name-asian="FangSong" style:font-size-asian="12pt" style:language-asian="zh" style:country-asian="CN" style:font-weight-asian="normal" style:font-size-complex="12pt" style:font-weight-complex="normal"/>
    </style:style>
    <style:style style:name="P14" style:family="paragraph" style:parent-style-name="Standard">
      <style:text-properties style:font-name="FangSong" fo:font-size="12pt" fo:language="en" fo:country="US" fo:font-weight="normal" officeooo:rsid="0049601f" officeooo:paragraph-rsid="0049601f" style:font-name-asian="FangSong" style:font-size-asian="12pt" style:language-asian="zh" style:country-asian="CN" style:font-weight-asian="normal" style:font-size-complex="12pt" style:font-weight-complex="normal"/>
    </style:style>
    <style:style style:name="P15" style:family="paragraph" style:parent-style-name="Standard">
      <style:text-properties style:font-name="FangSong" fo:font-size="12pt" officeooo:paragraph-rsid="000481e1" style:font-name-asian="FangSong" style:font-size-asian="12pt" style:font-size-complex="12pt"/>
    </style:style>
    <style:style style:name="P16" style:family="paragraph" style:parent-style-name="Standard">
      <style:text-properties style:font-name="FangSong" fo:font-size="8pt" officeooo:rsid="000481e1" officeooo:paragraph-rsid="000481e1" style:font-name-asian="Microsoft JhengHei" style:font-size-asian="7pt" style:font-size-complex="8pt"/>
    </style:style>
    <style:style style:name="P17" style:family="paragraph" style:parent-style-name="Standard">
      <style:text-properties style:font-name="FangSong" fo:font-size="8pt" fo:font-weight="normal" officeooo:rsid="0045b5a5" officeooo:paragraph-rsid="0045b5a5" style:font-name-asian="FangSong" style:font-size-asian="7pt" style:language-asian="zh" style:country-asian="CN" style:font-weight-asian="normal" style:font-size-complex="8pt" style:font-weight-complex="normal"/>
    </style:style>
    <style:style style:name="P18" style:family="paragraph" style:parent-style-name="Standard">
      <style:text-properties style:font-name="FangSong" fo:font-size="8pt" officeooo:paragraph-rsid="000481e1" style:font-name-asian="FangSong" style:font-size-asian="8pt" style:font-size-complex="8pt"/>
    </style:style>
    <style:style style:name="P19" style:family="paragraph" style:parent-style-name="Standard">
      <style:text-properties style:font-name="FangSong" fo:font-size="10pt" fo:language="en" fo:country="US" fo:font-weight="normal" officeooo:rsid="000481e1" officeooo:paragraph-rsid="004675f9" style:font-name-asian="FangSong" style:font-size-asian="10pt" style:language-asian="zh" style:country-asian="CN" style:font-weight-asian="normal" style:font-size-complex="10pt" style:font-weight-complex="normal"/>
    </style:style>
    <style:style style:name="P20" style:family="paragraph" style:parent-style-name="Standard">
      <style:text-properties style:font-name="FangSong" fo:font-size="8pt" fo:font-weight="normal" officeooo:rsid="000481e1" officeooo:paragraph-rsid="0045b5a5" style:font-name-asian="FangSong" style:font-size-asian="8pt" style:language-asian="zh" style:country-asian="CN" style:font-weight-asian="normal" style:font-size-complex="8pt" style:font-weight-complex="normal"/>
    </style:style>
    <style:style style:name="P21" style:family="paragraph" style:parent-style-name="Standard">
      <style:text-properties officeooo:paragraph-rsid="004675f9" style:language-asian="zh" style:country-asian="CN"/>
    </style:style>
    <style:style style:name="P22" style:family="paragraph" style:parent-style-name="Standard">
      <style:text-properties fo:color="#008080" style:font-name="FangSong" fo:font-size="12pt" fo:language="en" fo:country="US" fo:font-weight="bold" officeooo:rsid="0049601f" officeooo:paragraph-rsid="004c1960" style:font-name-asian="FangSong" style:font-size-asian="12pt" style:language-asian="zh" style:country-asian="CN" style:font-weight-asian="bold" style:font-size-complex="12pt" style:font-weight-complex="bold"/>
    </style:style>
    <style:style style:name="P23" style:family="paragraph" style:parent-style-name="Standard">
      <style:text-properties fo:color="#008080" style:font-name="FangSong" fo:font-size="12pt" fo:language="en" fo:country="US" fo:font-weight="bold" officeooo:rsid="0049601f" officeooo:paragraph-rsid="004d5646" style:font-name-asian="FangSong" style:font-size-asian="12pt" style:language-asian="zh" style:country-asian="CN" style:font-weight-asian="bold" style:font-size-complex="12pt" style:font-weight-complex="bold"/>
    </style:style>
    <style:style style:name="P24" style:family="paragraph" style:parent-style-name="Standard">
      <style:text-properties fo:color="#008080" style:font-name="FangSong" fo:font-weight="bold" officeooo:paragraph-rsid="0049601f" style:font-name-asian="FangSong" style:language-asian="zh" style:country-asian="CN" style:font-weight-asian="bold" style:font-weight-complex="bold"/>
    </style:style>
    <style:style style:name="T1" style:family="text">
      <style:text-properties officeooo:rsid="000481e1"/>
    </style:style>
    <style:style style:name="T2" style:family="text">
      <style:text-properties style:font-name="Paleo Hebrew" fo:font-size="16pt" fo:language="en" fo:country="US" fo:font-weight="normal" officeooo:rsid="0008f637" style:font-name-asian="Microsoft JhengHei" style:font-size-asian="16pt" style:font-weight-asian="normal" style:font-size-complex="16pt" style:font-weight-complex="normal"/>
    </style:style>
    <style:style style:name="T3" style:family="text">
      <style:text-properties style:font-name="Paleo Hebrew" fo:font-size="32pt" fo:language="en" fo:country="US" fo:font-weight="normal" officeooo:rsid="0008f637" style:font-size-asian="32pt" style:font-weight-asian="normal" style:font-size-complex="32pt" style:font-weight-complex="normal"/>
    </style:style>
    <style:style style:name="T4" style:family="text">
      <style:text-properties style:font-name="Protosinaitic 1" fo:font-size="14pt" fo:language="en" fo:country="US" officeooo:rsid="0008f637" style:font-name-asian="Microsoft JhengHei" style:font-size-asian="14pt" style:font-size-complex="14pt"/>
    </style:style>
    <style:style style:name="T5" style:family="text">
      <style:text-properties style:font-name="Protosinaitic 1" fo:font-size="11pt" fo:language="en" fo:country="US" fo:font-weight="bold" officeooo:rsid="0008f637" style:font-name-asian="Microsoft JhengHei" style:font-size-asian="11pt" style:font-weight-asian="bold" style:font-size-complex="11pt" style:font-weight-complex="bold"/>
    </style:style>
    <style:style style:name="T6" style:family="text">
      <style:text-properties style:font-name="Protosinaitic 1" fo:font-size="11pt" fo:language="en" fo:country="US" officeooo:rsid="0008f637" style:font-name-asian="Microsoft JhengHei" style:font-size-asian="11pt" style:font-size-complex="11pt"/>
    </style:style>
    <style:style style:name="T7" style:family="text">
      <style:text-properties style:font-name="Protosinaitic 1" fo:font-size="11pt" fo:language="en" fo:country="US" fo:font-style="italic" fo:font-weight="bold" officeooo:rsid="0008f637" style:font-name-asian="Microsoft JhengHei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style:font-name="Protosinaitic 1" fo:font-size="11pt" fo:language="en" fo:country="US" fo:font-style="normal" fo:font-weight="bold" officeooo:rsid="0008f637" style:font-name-asian="Microsoft JhengHei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Protosinaitic 1" fo:font-size="11pt" fo:language="en" fo:country="US" fo:font-style="normal" officeooo:rsid="0008f637" style:font-name-asian="Microsoft JhengHei" style:font-size-asian="11pt" style:font-style-asian="normal" style:font-size-complex="11pt" style:font-style-complex="normal"/>
    </style:style>
    <style:style style:name="T10" style:family="text">
      <style:text-properties style:font-name="Microsoft JhengHei" fo:font-size="12pt" fo:font-weight="normal" officeooo:rsid="00447fb7" style:font-name-asian="FangSong" style:font-size-asian="12pt" style:language-asian="zh" style:country-asian="CN" style:font-weight-asian="normal" style:font-size-complex="12pt" style:font-weight-complex="normal"/>
    </style:style>
    <style:style style:name="T11" style:family="text">
      <style:text-properties style:font-name="Microsoft JhengHei" fo:font-size="12pt" fo:font-weight="normal" officeooo:rsid="004f6758" style:font-name-asian="FangSong" style:font-size-asian="12pt" style:language-asian="zh" style:country-asian="CN" style:font-weight-asian="normal" style:font-size-complex="12pt" style:font-weight-complex="normal"/>
    </style:style>
    <style:style style:name="T12" style:family="text">
      <style:text-properties style:font-name="Microsoft JhengHei" fo:font-size="12pt" fo:font-weight="normal" officeooo:rsid="0045b5a5" style:font-name-asian="FangSong" style:font-size-asian="12pt" style:language-asian="zh" style:country-asian="CN" style:font-weight-asian="normal" style:font-size-complex="12pt" style:font-weight-complex="normal"/>
    </style:style>
    <style:style style:name="T13" style:family="text">
      <style:text-properties style:font-name="Microsoft JhengHei" fo:font-size="12pt" fo:language="en" fo:country="US" fo:font-weight="normal" officeooo:rsid="000481e1" style:font-name-asian="FangSong" style:font-size-asian="12pt" style:font-weight-asian="normal" style:font-size-complex="12pt" style:font-weight-complex="normal"/>
    </style:style>
    <style:style style:name="T14" style:family="text">
      <style:text-properties style:font-name="Microsoft JhengHei" fo:font-size="12pt" fo:language="en" fo:country="US" fo:font-weight="normal" officeooo:rsid="004675f9" style:font-name-asian="FangSong" style:font-size-asian="12pt" style:font-weight-asian="normal" style:font-size-complex="12pt" style:font-weight-complex="normal"/>
    </style:style>
    <style:style style:name="T15" style:family="text">
      <style:text-properties style:font-name="Microsoft JhengHei" fo:font-size="18pt" fo:font-weight="normal" officeooo:rsid="0045b5a5" style:font-name-asian="Narkisim" style:font-size-asian="18pt" style:language-asian="zh" style:country-asian="CN" style:font-weight-asian="normal" style:font-name-complex="FrankRuehl" style:font-size-complex="18pt" style:language-complex="he" style:country-complex="IL" style:font-weight-complex="normal"/>
    </style:style>
    <style:style style:name="T16" style:family="text">
      <style:text-properties officeooo:rsid="000481e1" style:font-name-asian="FangSong" style:language-asian="zh" style:country-asian="CN"/>
    </style:style>
    <style:style style:name="T17" style:family="text">
      <style:text-properties officeooo:rsid="00447fb7" style:font-name-asian="FangSong" style:language-asian="zh" style:country-asian="CN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288330"/>
    </style:style>
    <style:style style:name="T20" style:family="text">
      <style:text-properties fo:language="en" fo:country="US" officeooo:rsid="0026b644"/>
    </style:style>
    <style:style style:name="T21" style:family="text">
      <style:text-properties fo:language="en" fo:country="US" officeooo:rsid="00291264"/>
    </style:style>
    <style:style style:name="T22" style:family="text">
      <style:text-properties fo:language="en" fo:country="US" officeooo:rsid="002a3ebe"/>
    </style:style>
    <style:style style:name="T23" style:family="text">
      <style:text-properties fo:language="en" fo:country="US" officeooo:rsid="0045dae8"/>
    </style:style>
    <style:style style:name="T24" style:family="text">
      <style:text-properties fo:language="en" fo:country="US" officeooo:rsid="00490104"/>
    </style:style>
    <style:style style:name="T25" style:family="text">
      <style:text-properties style:font-name="FangSong" fo:font-size="12pt" fo:language="en" fo:country="US" fo:font-weight="normal" officeooo:rsid="000481e1" style:font-name-asian="FangSong" style:font-size-asian="12pt" style:font-weight-asian="normal" style:font-size-complex="12pt" style:font-weight-complex="normal"/>
    </style:style>
    <style:style style:name="T26" style:family="text">
      <style:text-properties style:font-name="FangSong" fo:font-size="12pt" fo:language="en" fo:country="US" fo:font-weight="normal" officeooo:rsid="004675f9" style:font-name-asian="FangSong" style:font-size-asian="12pt" style:font-weight-asian="normal" style:font-size-complex="12pt" style:font-weight-complex="normal"/>
    </style:style>
    <style:style style:name="T27" style:family="text">
      <style:text-properties style:font-name="FangSong" fo:font-size="12pt" fo:language="en" fo:country="US" officeooo:rsid="00482e36" style:font-name-asian="FangSong" style:font-size-asian="12pt" style:font-size-complex="12pt"/>
    </style:style>
    <style:style style:name="T28" style:family="text">
      <style:text-properties style:font-name="FangSong" fo:font-size="12pt" fo:language="en" fo:country="US" officeooo:rsid="0049601f" style:font-name-asian="FangSong" style:font-size-asian="12pt" style:font-size-complex="12pt"/>
    </style:style>
    <style:style style:name="T29" style:family="text">
      <style:text-properties style:font-name="FangSong" fo:language="en" fo:country="US"/>
    </style:style>
    <style:style style:name="T30" style:family="text">
      <style:text-properties style:font-name="FangSong" fo:language="en" fo:country="US" officeooo:rsid="00303a19"/>
    </style:style>
    <style:style style:name="T31" style:family="text">
      <style:text-properties fo:font-size="12pt" fo:language="en" fo:country="US" fo:font-weight="normal" officeooo:rsid="001aa71d" style:font-size-asian="12pt" style:font-weight-asian="normal" style:font-size-complex="12pt" style:font-weight-complex="normal"/>
    </style:style>
    <style:style style:name="T32" style:family="text">
      <style:text-properties fo:font-size="12pt" fo:language="en" fo:country="US" fo:font-weight="normal" officeooo:rsid="0018b5f3" style:font-size-asian="12pt" style:font-weight-asian="normal" style:font-size-complex="12pt" style:font-weight-complex="normal"/>
    </style:style>
    <style:style style:name="T33" style:family="text">
      <style:text-properties fo:font-size="12pt" fo:language="en" fo:country="US" officeooo:rsid="0049601f" style:font-size-asian="12pt" style:font-size-complex="12pt"/>
    </style:style>
    <style:style style:name="T34" style:family="text">
      <style:text-properties fo:font-size="12pt" fo:language="en" fo:country="US" officeooo:rsid="00482e36" style:font-size-asian="12pt" style:font-size-complex="12pt"/>
    </style:style>
    <style:style style:name="T35" style:family="text">
      <style:text-properties style:font-name="Calibri" officeooo:rsid="00438cc9"/>
    </style:style>
    <style:style style:name="T36" style:family="text">
      <style:text-properties style:font-name="Calibri" officeooo:rsid="00443e36"/>
    </style:style>
    <style:style style:name="T37" style:family="text">
      <style:text-properties style:font-name="Calibri" officeooo:rsid="00447fb7"/>
    </style:style>
    <style:style style:name="T38" style:family="text">
      <style:text-properties officeooo:rsid="00438cc9"/>
    </style:style>
    <style:style style:name="T39" style:family="text">
      <style:text-properties officeooo:rsid="00443e36"/>
    </style:style>
    <style:style style:name="T40" style:family="text">
      <style:text-properties officeooo:rsid="00447fb7"/>
    </style:style>
    <style:style style:name="T41" style:family="text">
      <style:text-properties fo:font-size="18pt" officeooo:rsid="00067eaa" style:font-name-asian="Narkisim" style:font-size-asian="18pt" style:language-asian="zh" style:country-asian="CN" style:font-name-complex="FrankRuehl" style:font-size-complex="18pt" style:language-complex="he" style:country-complex="IL"/>
    </style:style>
    <style:style style:name="T42" style:family="text">
      <style:text-properties fo:font-size="18pt" fo:language="en" fo:country="US" fo:font-weight="bold" officeooo:rsid="0008f637" style:font-size-asian="18pt" style:font-weight-asian="bold" style:font-size-complex="18pt" style:font-weight-complex="bold"/>
    </style:style>
    <style:style style:name="T43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44" style:family="text">
      <style:text-properties fo:font-size="24pt" fo:language="en" fo:country="US" officeooo:rsid="0008f637" style:font-size-asian="24pt" style:font-size-complex="24pt"/>
    </style:style>
    <style:style style:name="T45" style:family="text">
      <style:text-properties officeooo:rsid="0045b5a5"/>
    </style:style>
    <style:style style:name="T46" style:family="text">
      <style:text-properties officeooo:rsid="004c1960"/>
    </style:style>
    <style:style style:name="T47" style:family="text">
      <style:text-properties officeooo:rsid="004d5646"/>
    </style:style>
    <style:style style:name="T48" style:family="text">
      <style:text-properties style:font-name="FangSong"/>
    </style:style>
    <style:style style:name="T49" style:family="text">
      <style:text-properties style:font-name="FangSong" officeooo:rsid="004d5646" style:font-name-asian="FangSong"/>
    </style:style>
    <style:style style:name="T50" style:family="text">
      <style:text-properties style:font-name="FangSong" fo:font-size="8pt" style:font-size-asian="8pt" style:font-size-complex="8pt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officeooo:rsid="00514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看那釘痕的手</text:p>
      <text:p text:style-name="P5"/>
      <text:p text:style-name="P5"/>
      <text:p text:style-name="P5"/>
      <text:p text:style-name="P5"/>
      <text:p text:style-name="P15"><text:span text:style-name="T38">中文</text:span><text:span text:style-name="T40">和合本</text:span><text:span text:style-name="T38">聖經中用到的“耶和華”這個詞</text:span><text:span text:style-name="T1">，英文</text:span><text:span text:style-name="T38">譯本</text:span><text:span text:style-name="T39">常常</text:span><text:span text:style-name="T1">寫做</text:span><text:span text:style-name="T36">Ya</text:span><text:span text:style-name="T35">hweh或者</text:span><text:span text:style-name="T36">Y</text:span><text:span text:style-name="T35">HWH</text:span><text:span text:style-name="T37">，</text:span><text:span text:style-name="T40">發音一般是“雅威”。</text:span></text:p>
      <text:p text:style-name="P18"><text:span text:style-name="T40"/></text:p>
      <text:p text:style-name="P7"><text:span text:style-name="T17">該詞</text:span><text:span text:style-name="T16">現代希伯來文的寫法爲</text:span><text:span text:style-name="T41">יהוה</text:span><text:span text:style-name="T16">，古希伯來文的寫法大概如下：</text:span></text:p>
      <text:p text:style-name="P4"/>
      <text:p text:style-name="P8"><text:span text:style-name="T43">h</text:span><text:span text:style-name="T3">w</text:span><text:span text:style-name="T44">h</text:span><text:span text:style-name="T42">y</text:span></text:p>
      <text:p text:style-name="P6"/>
      <text:p text:style-name="P9"><text:span text:style-name="T10">其實猶太人讀經的時候遇到這個詞從來不會</text:span><text:span text:style-name="T11">（不敢）</text:span><text:span text:style-name="T10">念出來，而是用</text:span><text:span text:style-name="T15">אדני</text:span><text:span text:style-name="T10">（</text:span><text:span text:style-name="T37">Adonai, </text:span><text:span text:style-name="T10">我的主）來代替。</text:span><text:span text:style-name="T12">久而久之就沒有人知道這個詞真正的發音應該是什麼了。</text:span></text:p>
      <text:p text:style-name="P17"/>
      <text:p text:style-name="P11"><text:span text:style-name="T45">我們從右往左來看，第一個圖案</text:span><text:span text:style-name="T8">y</text:span><text:span text:style-name="T29">代表着手臂和手掌，</text:span><text:span text:style-name="T30">也</text:span><text:span text:style-name="T29">可以引申爲手</text:span><text:span text:style-name="T30">所</text:span><text:span text:style-name="T29">做的工。</text:span></text:p>
      <text:p text:style-name="P12"><text:span text:style-name="T29"/></text:p>
      <text:p text:style-name="P11">第<text:span text:style-name="T45">二</text:span>個圖案是<text:span text:style-name="T4">h</text:span><text:span text:style-name="T18">，</text:span><text:span text:style-name="T19">畫</text:span><text:span text:style-name="T20">的</text:span><text:span text:style-name="T18">是一個人舉着雙手，在</text:span><text:span text:style-name="T21">驚嘆</text:span><text:span text:style-name="T18">地看着某個</text:span><text:span text:style-name="T22">（宏大的）</text:span><text:span text:style-name="T24">場景</text:span><text:span text:style-name="T18">。</text:span><text:span text:style-name="T24">這個語境，</text:span><text:span text:style-name="T18">就好像</text:span><text:span text:style-name="T24">是</text:span><text:span text:style-name="T23">某人</text:span><text:span text:style-name="T18">看見了什麼新奇的東西，然後大</text:span><text:span text:style-name="T23">聲</text:span><text:span text:style-name="T18">喊道</text:span><text:span text:style-name="T22">：</text:span><text:span text:style-name="T18">大家快來看哪</text:span><text:span text:style-name="T22">！</text:span></text:p>
      <text:p text:style-name="P20"><text:span text:style-name="T22"/></text:p>
      <text:p text:style-name="P21"><text:span text:style-name="T13">第</text:span><text:span text:style-name="T14">三</text:span><text:span text:style-name="T13">個圖案</text:span><text:span text:style-name="T2">w</text:span><text:span text:style-name="T25">是</text:span><text:span text:style-name="T26">一個牧民固定帳篷用的樁子或者釘子</text:span><text:span text:style-name="T25">，</text:span><text:span text:style-name="T26">在希伯來語中經常被用作連接詞</text:span><text:span text:style-name="T25">。</text:span></text:p>
      <text:p text:style-name="P19"/>
      <text:p text:style-name="P13">綜上所述，這個詞純粹的字面意思就是：看那雙手，看那釘子！</text:p>
      <text:p text:style-name="P2"/>
      <text:p text:style-name="P1"/>
      <text:p text:style-name="P3"><text:span text:style-name="T31">----</text:span><text:span text:style-name="T32"> 文章出自《荒圖》（作者：說文）</text:span></text:p>
      <text:p text:style-name="P14"/>
      <text:p text:style-name="P14"/>
      <text:p text:style-name="P14"/>
      <text:p text:style-name="P14"/>
      <text:p text:style-name="P24"><text:span text:style-name="T34">我若行了，你們縱然不信我，也當信這些事，叫你們又知道，又明白，父在我裡面，我也在父裡面。</text:span><text:span text:style-name="T33">(</text:span><text:span text:style-name="T33">約翰福音10:38</text:span><text:span text:style-name="T33">)</text:span></text:p>
      <text:p text:style-name="P22"><text:span text:style-name="T46"/></text:p>
      <text:p text:style-name="P23"><text:span text:style-name="T46">因他受的刑罰我們得平安，因他受的鞭傷我們得醫治</text:span><text:span text:style-name="T53">。（</text:span><text:span text:style-name="T47">以賽亞書 53:5）</text:span></text:p>
      <text:p text:style-name="P22"><text:span text:style-name="T4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FangSong" svg:font-family="FangSong" style:font-family-generic="modern" style:font-pitch="fixed"/>
    <style:font-face style:name="KaiTi" svg:font-family="KaiTi" style:font-family-generic="modern" style:font-pitch="fixed"/>
    <style:font-face style:name="Paleo Hebrew" svg:font-family="'Paleo Hebrew'" style:font-pitch="variable"/>
    <style:font-face style:name="Protosinaitic 1" svg:font-family="'Protosinaitic 1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Ruehl" svg:font-family="FrankRuehl" style:font-family-generic="swiss" style:font-pitch="variable"/>
    <style:font-face style:name="Microsoft JhengHei" svg:font-family="'Microsoft JhengHei'" style:font-family-generic="swiss" style:font-pitch="variable"/>
    <style:font-face style:name="Narkisim" svg:font-family="Narkisim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2:23:06.60</meta:creation-date>
    <dc:date>2018-02-18T22:23:16.40</dc:date>
    <meta:editing-duration>PT4H6M43S</meta:editing-duration>
    <meta:editing-cycles>75</meta:editing-cycles>
    <meta:generator>LibreOffice/3.6$Windows_x86 LibreOffice_project/2ef5aff-a6fb0ff-166bdff-cf087ad-0f1389</meta:generator>
    <meta:document-statistic meta:table-count="0" meta:image-count="0" meta:object-count="0" meta:page-count="1" meta:paragraph-count="12" meta:word-count="414" meta:character-count="451" meta:non-whitespace-character-count="448"/>
  </office:meta>
</office:document-meta>
</file>